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Жирный" style:font-family-generic="roman" style:font-pitch="variable"/>
    <style:font-face style:name="Ubuntu" svg:font-family="Ubuntu" style:font-pitch="variable"/>
    <style:font-face style:name="Verdana" svg:font-family="Verdana" style:font-family-generic="roman" style:font-pitch="variable"/>
    <style:font-face style:name="Verdana1" svg:font-family="Verdana" style:font-adornments="Обычный" style:font-family-generic="swiss" style:font-pitch="variable"/>
    <style:font-face style:name="system-ui" svg:font-family="system-ui, Ubuntu, 'Droid Sans', sans-serif"/>
  </office:font-face-decls>
  <office:automatic-styles>
    <style:style style:name="P1" style:family="paragraph" style:parent-style-name="Code">
      <style:text-properties officeooo:rsid="00572d10" officeooo:paragraph-rsid="008b143c"/>
    </style:style>
    <style:style style:name="P2" style:family="paragraph" style:parent-style-name="Code">
      <style:paragraph-properties fo:margin-top="0cm" fo:margin-bottom="0cm" style:contextual-spacing="true" fo:line-height="115%" fo:text-align="start" style:justify-single-word="false"/>
      <style:text-properties officeooo:rsid="00572d10" officeooo:paragraph-rsid="008b143c"/>
    </style:style>
    <style:style style:name="P3" style:family="paragraph" style:parent-style-name="Code">
      <style:paragraph-properties fo:margin-top="0cm" fo:margin-bottom="0cm" style:contextual-spacing="true" fo:line-height="115%" fo:text-align="start" style:justify-single-word="false"/>
      <style:text-properties officeooo:rsid="0057a391" officeooo:paragraph-rsid="008b143c"/>
    </style:style>
    <style:style style:name="P4" style:family="paragraph" style:parent-style-name="Code">
      <style:text-properties officeooo:paragraph-rsid="0078d954"/>
    </style:style>
    <style:style style:name="P5" style:family="paragraph" style:parent-style-name="Code">
      <style:paragraph-properties fo:margin-top="0cm" fo:margin-bottom="0cm" style:contextual-spacing="true" fo:line-height="115%" fo:text-align="start" style:justify-single-word="false"/>
      <style:text-properties officeooo:rsid="00839407" officeooo:paragraph-rsid="008b143c"/>
    </style:style>
    <style:style style:name="P6" style:family="paragraph" style:parent-style-name="Code">
      <style:text-properties officeooo:paragraph-rsid="008b143c"/>
    </style:style>
    <style:style style:name="P7" style:family="paragraph" style:parent-style-name="Code">
      <style:paragraph-properties fo:text-align="start" style:justify-single-word="false"/>
      <style:text-properties officeooo:paragraph-rsid="008b143c"/>
    </style:style>
    <style:style style:name="P8" style:family="paragraph" style:parent-style-name="Code">
      <style:paragraph-properties fo:text-align="start" style:justify-single-word="false"/>
      <style:text-properties officeooo:paragraph-rsid="008bb183"/>
    </style:style>
    <style:style style:name="P9" style:family="paragraph" style:parent-style-name="Code">
      <style:paragraph-properties fo:line-height="115%" fo:text-align="start" style:justify-single-word="false"/>
      <style:text-properties officeooo:rsid="008bb183" officeooo:paragraph-rsid="008bb183"/>
    </style:style>
    <style:style style:name="P10" style:family="paragraph" style:parent-style-name="Code">
      <loext:graphic-properties draw:fill="none"/>
      <style:paragraph-properties fo:margin-left="1.199cm" fo:margin-right="0cm" fo:margin-top="0cm" fo:margin-bottom="0cm" style:contextual-spacing="true" fo:line-height="100%" fo:text-align="start" style:justify-single-word="false" fo:orphans="2" fo:widows="2" fo:hyphenation-ladder-count="no-limit" fo:text-indent="0cm" style:auto-text-indent="false" fo:background-color="transparent" style:punctuation-wrap="simpl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Code" style:master-page-name="">
      <loext:graphic-properties draw:fill="none"/>
      <style:paragraph-properties fo:margin-left="1.3cm" fo:margin-right="0cm" fo:margin-top="0cm" fo:margin-bottom="0cm" style:contextual-spacing="true" fo:line-height="100%" fo:text-align="start" style:justify-single-word="false" fo:orphans="2" fo:widows="2" fo:hyphenation-ladder-count="no-limit" fo:text-indent="0cm" style:auto-text-indent="false" style:page-number="auto" fo:background-color="transparent" style:punctuation-wrap="simpl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Code">
      <loext:graphic-properties draw:fill="none"/>
      <style:paragraph-properties fo:margin-left="1.3cm" fo:margin-right="0cm" fo:margin-top="0cm" fo:margin-bottom="0cm" style:contextual-spacing="true" fo:line-height="100%" fo:text-align="start" style:justify-single-word="false" fo:orphans="2" fo:widows="2" fo:hyphenation-ladder-count="no-limit" fo:text-indent="0cm" style:auto-text-indent="false" fo:background-color="transparent" style:punctuation-wrap="simpl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Code" style:master-page-name="">
      <loext:graphic-properties draw:fill="none"/>
      <style:paragraph-properties fo:margin-left="1.3cm" fo:margin-right="0cm" fo:margin-top="0cm" fo:margin-bottom="0cm" style:contextual-spacing="true" fo:line-height="100%" fo:text-align="start" style:justify-single-word="false" fo:orphans="2" fo:widows="2" fo:hyphenation-ladder-count="no-limit" fo:text-indent="0cm" style:auto-text-indent="false" style:page-number="auto" fo:background-color="transparent" style:punctuation-wrap="simpl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Code">
      <loext:graphic-properties draw:fill="none"/>
      <style:paragraph-properties fo:margin-left="1.3cm" fo:margin-right="0cm" fo:margin-top="0cm" fo:margin-bottom="0cm" style:contextual-spacing="true" fo:line-height="100%" fo:text-align="start" style:justify-single-word="false" fo:orphans="2" fo:widows="2" fo:hyphenation-ladder-count="no-limit" fo:text-indent="0cm" style:auto-text-indent="false" fo:background-color="transparent" style:punctuation-wrap="simple" style:writing-mode="lr-tb"/>
      <style:text-properties officeooo:paragraph-rsid="009662c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Code">
      <style:paragraph-properties fo:margin-top="0cm" fo:margin-bottom="0cm" style:contextual-spacing="true" fo:line-height="115%" fo:text-align="start" style:justify-single-word="false"/>
      <style:text-properties officeooo:paragraph-rsid="008b143c"/>
    </style:style>
    <style:style style:name="P16" style:family="paragraph" style:parent-style-name="Code">
      <style:paragraph-properties fo:line-height="115%" fo:text-align="start" style:justify-single-word="false"/>
      <style:text-properties officeooo:paragraph-rsid="008b143c"/>
    </style:style>
    <style:style style:name="P17" style:family="paragraph" style:parent-style-name="Code">
      <style:paragraph-properties fo:line-height="115%" fo:text-align="start" style:justify-single-word="false"/>
      <style:text-properties officeooo:paragraph-rsid="008bb183"/>
    </style:style>
    <style:style style:name="P18" style:family="paragraph" style:parent-style-name="Contents_20_1">
      <style:paragraph-properties>
        <style:tab-stops>
          <style:tab-stop style:position="18.59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8.59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8.59cm" style:type="right" style:leader-style="dotted" style:leader-text="."/>
        </style:tab-stops>
      </style:paragraph-properties>
    </style:style>
    <style:style style:name="P21" style:family="paragraph" style:parent-style-name="Heading_20_1" style:list-style-name="">
      <style:paragraph-properties fo:break-before="page"/>
    </style:style>
    <style:style style:name="P22" style:family="paragraph" style:parent-style-name="Heading_20_1" style:list-style-name="WWNum1">
      <style:text-properties officeooo:rsid="00a06920" officeooo:paragraph-rsid="00a06920"/>
    </style:style>
    <style:style style:name="P23" style:family="paragraph" style:parent-style-name="Heading_20_2" style:list-style-name="">
      <style:paragraph-properties fo:margin-top="0.353cm" fo:margin-bottom="0.212cm" style:contextual-spacing="false"/>
    </style:style>
    <style:style style:name="P24" style:family="paragraph" style:parent-style-name="Heading_20_2">
      <style:text-properties officeooo:rsid="009c0e94" officeooo:paragraph-rsid="009fb250"/>
    </style:style>
    <style:style style:name="P25" style:family="paragraph" style:parent-style-name="Heading_20_2">
      <style:text-properties officeooo:paragraph-rsid="00a14764"/>
    </style:style>
    <style:style style:name="P26" style:family="paragraph" style:parent-style-name="Heading_20_3" style:list-style-name="WWNum1"/>
    <style:style style:name="P27" style:family="paragraph" style:parent-style-name="Numbering_20_1" style:list-style-name="L13"/>
    <style:style style:name="P28" style:family="paragraph" style:parent-style-name="Numbering_20_1" style:list-style-name="L5"/>
    <style:style style:name="P29" style:family="paragraph" style:parent-style-name="Numbering_20_1" style:list-style-name="L9"/>
    <style:style style:name="P30" style:family="paragraph" style:parent-style-name="Numbering_20_1" style:list-style-name="L11"/>
    <style:style style:name="P31" style:family="paragraph" style:parent-style-name="Numbering_20_1" style:list-style-name="L4"/>
    <style:style style:name="P32" style:family="paragraph" style:parent-style-name="Text_20_body" style:list-style-name="WWNum2"/>
    <style:style style:name="P33" style:family="paragraph" style:parent-style-name="Text_20_body" style:list-style-name="WWNum2">
      <style:text-properties officeooo:paragraph-rsid="006e7884"/>
    </style:style>
    <style:style style:name="P34" style:family="paragraph" style:parent-style-name="Text_20_body" style:list-style-name="WWNum2">
      <style:text-properties officeooo:paragraph-rsid="0073a01d"/>
    </style:style>
    <style:style style:name="P35" style:family="paragraph" style:parent-style-name="Text_20_body" style:list-style-name="WWNum2">
      <style:text-properties officeooo:paragraph-rsid="007aa81e"/>
    </style:style>
    <style:style style:name="P36" style:family="paragraph" style:parent-style-name="Text_20_body" style:list-style-name="L2" style:master-page-name="">
      <loext:graphic-properties draw:fill="none"/>
      <style:paragraph-properties fo:margin-left="0cm" fo:margin-right="0cm" fo:margin-top="0cm" fo:margin-bottom="0cm" style:contextual-spacing="true" fo:line-height="100%" fo:text-align="justify" style:justify-single-word="false" fo:orphans="2" fo:widows="2" fo:hyphenation-ladder-count="no-limit" fo:text-indent="0.6cm" style:auto-text-indent="false" style:page-number="auto" fo:background-color="transparent" style:punctuation-wrap="simple" style:writing-mode="lr-tb"/>
      <style:text-properties officeooo:paragraph-rsid="005e87b6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7" style:family="paragraph" style:parent-style-name="Text_20_body" style:list-style-name="L2">
      <loext:graphic-properties draw:fill="none"/>
      <style:paragraph-properties fo:margin-left="0cm" fo:margin-right="0cm" fo:margin-top="0cm" fo:margin-bottom="0cm" style:contextual-spacing="true" fo:line-height="100%" fo:text-align="justify" style:justify-single-word="false" fo:orphans="2" fo:widows="2" fo:hyphenation-ladder-count="no-limit" fo:text-indent="0.6cm" style:auto-text-indent="false" fo:background-color="transparent" style:punctuation-wrap="simple" style:writing-mode="lr-tb"/>
      <style:text-properties officeooo:paragraph-rsid="005e87b6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8" style:family="paragraph" style:parent-style-name="Text_20_body">
      <style:text-properties officeooo:paragraph-rsid="006e7884"/>
    </style:style>
    <style:style style:name="P39" style:family="paragraph" style:parent-style-name="Text_20_body" style:list-style-name="WWNum2">
      <style:text-properties fo:font-style="italic" officeooo:paragraph-rsid="0073a01d" style:font-style-asian="italic" style:font-style-complex="italic"/>
    </style:style>
    <style:style style:name="P40" style:family="paragraph" style:parent-style-name="Text_20_body">
      <style:text-properties fo:font-style="italic" style:font-style-asian="italic" style:font-style-complex="italic"/>
    </style:style>
    <style:style style:name="P41" style:family="paragraph" style:parent-style-name="Text_20_body">
      <style:text-properties fo:font-style="italic" officeooo:rsid="008efc10" officeooo:paragraph-rsid="008efc10" style:font-style-asian="italic" style:font-style-complex="italic"/>
    </style:style>
    <style:style style:name="P42" style:family="paragraph" style:parent-style-name="Text_20_body">
      <style:paragraph-properties style:writing-mode="lr-tb"/>
      <style:text-properties style:font-name="Verdana" fo:font-size="10pt" officeooo:paragraph-rsid="0078d954" style:font-size-asian="10pt" style:font-size-complex="10pt"/>
    </style:style>
    <style:style style:name="P43" style:family="paragraph" style:parent-style-name="Text_20_body">
      <style:text-properties officeooo:rsid="00170836" officeooo:paragraph-rsid="008b143c"/>
    </style:style>
    <style:style style:name="P44" style:family="paragraph" style:parent-style-name="Text_20_body">
      <style:text-properties officeooo:rsid="00170836" officeooo:paragraph-rsid="00857efc"/>
    </style:style>
    <style:style style:name="P45" style:family="paragraph" style:parent-style-name="Text_20_body">
      <style:text-properties officeooo:rsid="004fa91f" officeooo:paragraph-rsid="008b143c"/>
    </style:style>
    <style:style style:name="P46" style:family="paragraph" style:parent-style-name="Text_20_body">
      <style:paragraph-properties style:writing-mode="lr-tb"/>
      <style:text-properties officeooo:paragraph-rsid="0078d954"/>
    </style:style>
    <style:style style:name="P47" style:family="paragraph" style:parent-style-name="Text_20_body">
      <style:text-properties officeooo:paragraph-rsid="0078d954"/>
    </style:style>
    <style:style style:name="P48" style:family="paragraph" style:parent-style-name="Text_20_body">
      <style:paragraph-properties style:writing-mode="lr-tb"/>
      <style:text-properties officeooo:paragraph-rsid="007aa81e"/>
    </style:style>
    <style:style style:name="P49" style:family="paragraph" style:parent-style-name="Text_20_body">
      <style:text-properties officeooo:paragraph-rsid="00857efc"/>
    </style:style>
    <style:style style:name="P50" style:family="paragraph" style:parent-style-name="Text_20_body">
      <style:text-properties officeooo:rsid="0086ef90" officeooo:paragraph-rsid="0086ef90"/>
    </style:style>
    <style:style style:name="P51" style:family="paragraph" style:parent-style-name="Text_20_body">
      <style:text-properties officeooo:paragraph-rsid="0086ef90"/>
    </style:style>
    <style:style style:name="P52" style:family="paragraph" style:parent-style-name="Text_20_body">
      <style:paragraph-properties fo:break-before="page"/>
      <style:text-properties officeooo:paragraph-rsid="0086ef90"/>
    </style:style>
    <style:style style:name="P53" style:family="paragraph" style:parent-style-name="Text_20_body">
      <style:text-properties officeooo:paragraph-rsid="0089707d"/>
    </style:style>
    <style:style style:name="P54" style:family="paragraph" style:parent-style-name="Text_20_body">
      <style:paragraph-properties style:writing-mode="lr-tb"/>
      <style:text-properties officeooo:paragraph-rsid="008b143c"/>
    </style:style>
    <style:style style:name="P55" style:family="paragraph" style:parent-style-name="Text_20_body">
      <style:text-properties officeooo:rsid="008b143c" officeooo:paragraph-rsid="008b143c"/>
    </style:style>
    <style:style style:name="P56" style:family="paragraph" style:parent-style-name="Text_20_body">
      <style:paragraph-properties fo:text-align="start" style:justify-single-word="false"/>
      <style:text-properties officeooo:rsid="008b143c" officeooo:paragraph-rsid="008b143c"/>
    </style:style>
    <style:style style:name="P57" style:family="paragraph" style:parent-style-name="Text_20_body">
      <style:text-properties officeooo:paragraph-rsid="008bb183"/>
    </style:style>
    <style:style style:name="P58" style:family="paragraph" style:parent-style-name="Text_20_body">
      <style:text-properties officeooo:paragraph-rsid="009662ca"/>
    </style:style>
    <style:style style:name="P59" style:family="paragraph" style:parent-style-name="Text_20_body" style:list-style-name="L14">
      <style:text-properties officeooo:rsid="009c0e94" officeooo:paragraph-rsid="009fb250"/>
    </style:style>
    <style:style style:name="P60" style:family="paragraph" style:parent-style-name="Text_20_body">
      <style:text-properties officeooo:rsid="009c0e94" officeooo:paragraph-rsid="009fb250"/>
    </style:style>
    <style:style style:name="P61" style:family="paragraph" style:parent-style-name="Text_20_body" style:list-style-name="L16">
      <style:text-properties officeooo:rsid="009c0e94" officeooo:paragraph-rsid="00a14764"/>
    </style:style>
    <style:style style:name="P62" style:family="paragraph" style:parent-style-name="Text_20_body" style:list-style-name="L16">
      <style:text-properties officeooo:rsid="009c0e94" officeooo:paragraph-rsid="009c0e94"/>
    </style:style>
    <style:style style:name="P63" style:family="paragraph" style:parent-style-name="Text_20_body">
      <style:text-properties officeooo:paragraph-rsid="009fb250"/>
    </style:style>
    <style:style style:name="P64" style:family="paragraph" style:parent-style-name="Text_20_body" style:list-style-name="L16">
      <style:text-properties officeooo:rsid="00a14764" officeooo:paragraph-rsid="00a14764"/>
    </style:style>
    <style:style style:name="P65" style:family="paragraph" style:parent-style-name="Text_20_body" style:list-style-name="L16">
      <style:text-properties officeooo:rsid="00a14764" officeooo:paragraph-rsid="00a2611d"/>
    </style:style>
    <style:style style:name="P66" style:family="paragraph" style:parent-style-name="Text_20_body">
      <style:text-properties officeooo:paragraph-rsid="00a14764"/>
    </style:style>
    <style:style style:name="P67" style:family="paragraph" style:parent-style-name="Text_20_body" style:list-style-name="L16">
      <style:text-properties officeooo:paragraph-rsid="009c0e94"/>
    </style:style>
    <style:style style:name="P68" style:family="paragraph" style:parent-style-name="Text_20_body" style:list-style-name="L16">
      <style:text-properties officeooo:paragraph-rsid="00a14764"/>
    </style:style>
    <style:style style:name="P69" style:family="paragraph" style:parent-style-name="Text_20_body">
      <style:text-properties officeooo:paragraph-rsid="00a2611d"/>
    </style:style>
    <style:style style:name="T1" style:family="text">
      <style:text-properties style:use-window-font-color="true" loext:opacity="0%"/>
    </style:style>
    <style:style style:name="T2" style:family="text">
      <style:text-properties style:use-window-font-color="true" loext:opacity="0%" officeooo:rsid="0074e8be"/>
    </style:style>
    <style:style style:name="T3" style:family="text">
      <style:text-properties style:use-window-font-color="true" loext:opacity="0%" officeooo:rsid="0074fa28"/>
    </style:style>
    <style:style style:name="T4" style:family="text">
      <style:text-properties style:use-window-font-color="true" loext:opacity="0%" officeooo:rsid="00779365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7aa81e" style:font-style-asian="italic" style:font-style-complex="italic"/>
    </style:style>
    <style:style style:name="T7" style:family="text">
      <style:text-properties fo:font-style="italic" officeooo:rsid="008bb183" style:font-style-asian="italic" style:font-style-complex="italic"/>
    </style:style>
    <style:style style:name="T8" style:family="text">
      <style:text-properties style:font-name="Verdana" fo:font-size="10pt" style:font-size-asian="10pt" style:font-size-complex="10pt"/>
    </style:style>
    <style:style style:name="T9" style:family="text">
      <style:text-properties officeooo:rsid="0011f07a"/>
    </style:style>
    <style:style style:name="T10" style:family="text">
      <style:text-properties officeooo:rsid="0013978d"/>
    </style:style>
    <style:style style:name="T11" style:family="text">
      <style:text-properties fo:font-weight="normal" officeooo:rsid="001aa72b" style:font-weight-asian="normal" style:font-weight-complex="normal"/>
    </style:style>
    <style:style style:name="T12" style:family="text">
      <style:text-properties fo:font-weight="normal" officeooo:rsid="003a7ef1" style:font-weight-asian="normal" style:font-weight-complex="normal"/>
    </style:style>
    <style:style style:name="T13" style:family="text">
      <style:text-properties fo:font-weight="normal" officeooo:rsid="003e170e" style:font-weight-asian="normal" style:font-weight-complex="normal"/>
    </style:style>
    <style:style style:name="T14" style:family="text">
      <style:text-properties fo:font-weight="normal" officeooo:rsid="003f99e4" style:font-weight-asian="normal" style:font-weight-complex="normal"/>
    </style:style>
    <style:style style:name="T15" style:family="text">
      <style:text-properties fo:font-weight="normal" officeooo:rsid="0040a5c1" style:font-weight-asian="normal" style:font-weight-complex="normal"/>
    </style:style>
    <style:style style:name="T16" style:family="text">
      <style:text-properties fo:font-weight="normal" officeooo:rsid="008982a3" style:font-weight-asian="normal" style:font-weight-complex="normal"/>
    </style:style>
    <style:style style:name="T17" style:family="text">
      <style:text-properties fo:font-weight="normal" officeooo:rsid="0089ef1a" style:font-weight-asian="normal" style:font-weight-complex="normal"/>
    </style:style>
    <style:style style:name="T18" style:family="text">
      <style:text-properties fo:font-weight="normal" officeooo:rsid="008af719" style:font-weight-asian="normal" style:font-weight-complex="normal"/>
    </style:style>
    <style:style style:name="T19" style:family="text">
      <style:text-properties officeooo:rsid="0043b0e8"/>
    </style:style>
    <style:style style:name="T20" style:family="text">
      <style:text-properties officeooo:rsid="00571091"/>
    </style:style>
    <style:style style:name="T21" style:family="text">
      <style:text-properties fo:color="#000000" loext:opacity="100%"/>
    </style:style>
    <style:style style:name="T22" style:family="text">
      <style:text-properties fo:color="#000000" loext:opacity="100%" officeooo:rsid="00600adc"/>
    </style:style>
    <style:style style:name="T23" style:family="text">
      <style:text-properties officeooo:rsid="005e87b6"/>
    </style:style>
    <style:style style:name="T24" style:family="text">
      <style:text-properties officeooo:rsid="00600adc"/>
    </style:style>
    <style:style style:name="T25" style:family="text">
      <style:text-properties officeooo:rsid="00609b89"/>
    </style:style>
    <style:style style:name="T26" style:family="text">
      <style:text-properties officeooo:rsid="0061b523"/>
    </style:style>
    <style:style style:name="T27" style:family="text">
      <style:text-properties officeooo:rsid="0063a795"/>
    </style:style>
    <style:style style:name="T28" style:family="text">
      <style:text-properties officeooo:rsid="0064e7f1"/>
    </style:style>
    <style:style style:name="T29" style:family="text">
      <style:text-properties officeooo:rsid="0065f38b"/>
    </style:style>
    <style:style style:name="T30" style:family="text">
      <style:text-properties officeooo:rsid="006674b1"/>
    </style:style>
    <style:style style:name="T31" style:family="text">
      <style:text-properties officeooo:rsid="006711b3"/>
    </style:style>
    <style:style style:name="T32" style:family="text">
      <style:text-properties officeooo:rsid="0069dcf9"/>
    </style:style>
    <style:style style:name="T33" style:family="text">
      <style:text-properties officeooo:rsid="006d47ef"/>
    </style:style>
    <style:style style:name="T34" style:family="text">
      <style:text-properties officeooo:rsid="006e7884"/>
    </style:style>
    <style:style style:name="T35" style:family="text">
      <style:text-properties officeooo:rsid="006f9635"/>
    </style:style>
    <style:style style:name="T36" style:family="text">
      <style:text-properties officeooo:rsid="00710747"/>
    </style:style>
    <style:style style:name="T37" style:family="text">
      <style:text-properties officeooo:rsid="00721b6a"/>
    </style:style>
    <style:style style:name="T38" style:family="text">
      <style:text-properties officeooo:rsid="0073a01d"/>
    </style:style>
    <style:style style:name="T39" style:family="text">
      <style:text-properties officeooo:rsid="007aa81e"/>
    </style:style>
    <style:style style:name="T40" style:family="text">
      <style:text-properties officeooo:rsid="007afe95"/>
    </style:style>
    <style:style style:name="T41" style:family="text">
      <style:text-properties officeooo:rsid="007db42b"/>
    </style:style>
    <style:style style:name="T42" style:family="text">
      <style:text-properties officeooo:rsid="0080b39c"/>
    </style:style>
    <style:style style:name="T43" style:family="text">
      <style:text-properties officeooo:rsid="00822a89"/>
    </style:style>
    <style:style style:name="T44" style:family="text">
      <style:text-properties officeooo:rsid="00572d10"/>
    </style:style>
    <style:style style:name="T45" style:family="text">
      <style:text-properties officeooo:rsid="0084a4aa"/>
    </style:style>
    <style:style style:name="T46" style:family="text">
      <style:text-properties officeooo:rsid="00857efc"/>
    </style:style>
    <style:style style:name="T47" style:family="text">
      <style:text-properties officeooo:rsid="0086ef90"/>
    </style:style>
    <style:style style:name="T48" style:family="text">
      <style:text-properties officeooo:rsid="00871e60"/>
    </style:style>
    <style:style style:name="T49" style:family="text">
      <style:text-properties officeooo:rsid="0088cfbc"/>
    </style:style>
    <style:style style:name="T50" style:family="text">
      <style:text-properties officeooo:rsid="00892ead"/>
    </style:style>
    <style:style style:name="T51" style:family="text">
      <style:text-properties officeooo:rsid="008af719"/>
    </style:style>
    <style:style style:name="T52" style:family="text">
      <style:text-properties officeooo:rsid="008b143c"/>
    </style:style>
    <style:style style:name="T53" style:family="text">
      <style:text-properties officeooo:rsid="008bb183"/>
    </style:style>
    <style:style style:name="T54" style:family="text">
      <style:text-properties officeooo:rsid="009070e9"/>
    </style:style>
    <style:style style:name="T55" style:family="text">
      <style:text-properties officeooo:rsid="00915063"/>
    </style:style>
    <style:style style:name="T56" style:family="text">
      <style:text-properties officeooo:rsid="0092c85d"/>
    </style:style>
    <style:style style:name="T57" style:family="text">
      <style:text-properties officeooo:rsid="009662ca"/>
    </style:style>
    <style:style style:name="T58" style:family="text">
      <style:text-properties officeooo:rsid="009c0e94"/>
    </style:style>
    <style:style style:name="T59" style:family="text">
      <style:text-properties officeooo:rsid="009c946c"/>
    </style:style>
    <style:style style:name="T60" style:family="text">
      <style:text-properties officeooo:rsid="009e2691"/>
    </style:style>
    <style:style style:name="T61" style:family="text">
      <style:text-properties officeooo:rsid="009f134e"/>
    </style:style>
    <style:style style:name="T62" style:family="text">
      <style:text-properties officeooo:rsid="009fb250"/>
    </style:style>
    <style:style style:name="T63" style:family="text">
      <style:text-properties officeooo:rsid="00a06920"/>
    </style:style>
    <style:style style:name="T64" style:family="text">
      <style:text-properties officeooo:rsid="00a14764"/>
    </style:style>
    <style:style style:name="T65" style:family="text">
      <style:text-properties officeooo:rsid="00a2611d"/>
    </style:style>
    <style:style style:name="T66" style:family="text">
      <style:text-properties officeooo:rsid="00a587eb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8"><text:a xlink:type="simple" xlink:href="#__RefHeading___Toc701_248757517" text:style-name="Index_20_Link" text:visited-style-name="Index_20_Link">Введение<text:tab/>2</text:a></text:p>
          <text:p text:style-name="P19"><text:a xlink:type="simple" xlink:href="#__RefHeading___Toc703_248757517" text:style-name="Index_20_Link" text:visited-style-name="Index_20_Link">Описание версионных миграций<text:tab/>2</text:a></text:p>
          <text:p text:style-name="P19"><text:a xlink:type="simple" xlink:href="#__RefHeading___Toc705_248757517" text:style-name="Index_20_Link" text:visited-style-name="Index_20_Link">Преимущества использования миграций<text:tab/>2</text:a></text:p>
          <text:p text:style-name="P19"><text:a xlink:type="simple" xlink:href="#__RefHeading___Toc707_248757517" text:style-name="Index_20_Link" text:visited-style-name="Index_20_Link">Риски и недостатки миграций<text:tab/>2</text:a></text:p>
          <text:p text:style-name="P18"><text:a xlink:type="simple" xlink:href="#__RefHeading___Toc709_248757517" text:style-name="Index_20_Link" text:visited-style-name="Index_20_Link">Постановка задачи<text:tab/>3</text:a></text:p>
          <text:p text:style-name="P18"><text:a xlink:type="simple" xlink:href="#__RefHeading___Toc711_248757517" text:style-name="Index_20_Link" text:visited-style-name="Index_20_Link">Метод решения<text:tab/>4</text:a></text:p>
          <text:p text:style-name="P18"><text:a xlink:type="simple" xlink:href="#__RefHeading___Toc713_248757517" text:style-name="Index_20_Link" text:visited-style-name="Index_20_Link">Генерация данных<text:tab/>6</text:a></text:p>
          <text:p text:style-name="P19"><text:a xlink:type="simple" xlink:href="#__RefHeading___Toc715_248757517" text:style-name="Index_20_Link" text:visited-style-name="Index_20_Link">Порядок вставки генерируемых данных<text:tab/>6</text:a></text:p>
          <text:p text:style-name="P20"><text:a xlink:type="simple" xlink:href="#__RefHeading___Toc717_248757517" text:style-name="Index_20_Link" text:visited-style-name="Index_20_Link">Циклически связанные таблицы<text:tab/>6</text:a></text:p>
          <text:p text:style-name="P20"><text:a xlink:type="simple" xlink:href="#__RefHeading___Toc719_248757517" text:style-name="Index_20_Link" text:visited-style-name="Index_20_Link">Вставка данных без учета циклов<text:tab/>7</text:a></text:p>
          <text:p text:style-name="P19"><text:a xlink:type="simple" xlink:href="#__RefHeading___Toc721_248757517" text:style-name="Index_20_Link" text:visited-style-name="Index_20_Link">Принцип генерации данных через определение набора требований<text:tab/>7</text:a></text:p>
          <text:p text:style-name="P20"><text:a xlink:type="simple" xlink:href="#__RefHeading___Toc723_248757517" text:style-name="Index_20_Link" text:visited-style-name="Index_20_Link">Определение множества значений для генерируемых данных<text:tab/>8</text:a></text:p>
          <text:p text:style-name="P20"><text:a xlink:type="simple" xlink:href="#__RefHeading___Toc725_248757517" text:style-name="Index_20_Link" text:visited-style-name="Index_20_Link">Ограничение CHECK<text:tab/>8</text:a></text:p>
          <text:p text:style-name="P19"><text:a xlink:type="simple" xlink:href="#__RefHeading___Toc727_248757517" text:style-name="Index_20_Link" text:visited-style-name="Index_20_Link">Генерация данных на основе шаблонных процессоров<text:tab/>9</text:a></text:p>
          <text:p text:style-name="P19"><text:a xlink:type="simple" xlink:href="#__RefHeading___Toc921_248757517" text:style-name="Index_20_Link" text:visited-style-name="Index_20_Link">Этапы генерации данных<text:tab/>10</text:a></text:p>
          <text:p text:style-name="P18"><text:a xlink:type="simple" xlink:href="#__RefHeading___Toc729_248757517%20%D0%9A%D0%BE%D0%BF%D0%B8%D1%8F%201" text:style-name="Index_20_Link" text:visited-style-name="Index_20_Link">Система автоматического тестирования версионных миграций<text:tab/>11</text:a></text:p>
          <text:p text:style-name="P19"><text:a xlink:type="simple" xlink:href="#__RefHeading___Toc923_248757517" text:style-name="Index_20_Link" text:visited-style-name="Index_20_Link">Основные этапы работы программы<text:tab/>11</text:a></text:p>
        </text:index-body>
      </text:table-of-content>
      <text:h text:style-name="P23" text:outline-level="2"/>
      <text:h text:style-name="P21" text:outline-level="1"><text:bookmark-start text:name="__RefHeading___Toc701_248757517"/>Введение<text:bookmark-end text:name="__RefHeading___Toc701_248757517"/></text:h>
      <text:list xml:id="list2991361119" text:style-name="WWNum2">
        <text:list-item>
          <text:p text:style-name="P32"><text:tab/>Хранилища данных являются неотъемлемой частью многих клиентских приложений. Они обеспечивают структурированное хранение данных и возможность определения схем. Реляционные базы данных, такие как PostgreSQL, широко исп<text:span text:style-name="T21">ользуются для этой цели.</text:span></text:p>
        </text:list-item>
        <text:list-item>
          <text:p text:style-name="P32"><text:span text:style-name="T21"><text:tab/>В настоящее время управление структурами баз данных является одной из важных задач при разработке программного обеспечения. Для этого существует множество подходов, одним из которых являются миграции.</text:span></text:p>
        </text:list-item>
      </text:list>
      <text:list xml:id="list1787240482"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Heading_20_2" text:outline-level="2"><text:bookmark-start text:name="__RefHeading___Toc703_248757517"/>Описание <text:span text:style-name="T56">версионных </text:span>миграций<text:bookmark-end text:name="__RefHeading___Toc703_248757517"/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11836479727349" text:continue-list="list2991361119" text:style-name="WWNum2">
        <text:list-item>
          <text:p text:style-name="P32"><text:tab/>Миграции представляют собой практичный и распространенный подход к управлению структурами баз данных. Суть его заключается в создании последовательности изменений, которые необходимо внести в базу данных для достижения требуемого состояния.</text:p>
        </text:list-item>
        <text:list-item>
          <text:p text:style-name="P32"><text:tab/>Однако, как и любой другой код, написанный человеком, миграции могут содержать ошибки. В конечном итоге, миграции — это рукописный SQL скрипт, который может привести к непредвиденным последствиям при выполнении. Поэтому, перед <text:span text:style-name="T23">применением миграции</text:span> необходимо тщательно ее протестировать и убедиться, что все выполняется корректно.</text:p>
        </text:list-item>
      </text:list>
      <text:list xml:id="list211835423377043" text:continue-list="list1787240482"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Heading_20_2" text:outline-level="2"><text:bookmark-start text:name="__RefHeading___Toc705_248757517"/>Преимущества использования миграций<text:bookmark-end text:name="__RefHeading___Toc705_248757517"/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tab/>Использование миграций имеет несколько преимуществ:</text:p>
      <text:list text:style-name="L2">
        <text:list-item>
          <text:p text:style-name="P36">Отслеживание изменений в базе данных. Миграции позволяют отслеживать все изменения, которые были внесены в базу данных. Это упрощает процесс разработки и сопровождения приложения.</text:p>
        </text:list-item>
        <text:list-item>
          <text:p text:style-name="P37">Легкость масштабирования. Миграции позволяют легко масштабировать базу данных при необходимости.</text:p>
        </text:list-item>
        <text:list-item>
          <text:p text:style-name="P37">Работа в команде. Использование миграций позволяет легко работать в команде над общим проектом. Каждый разработчик может создавать свои миграции, которые затем будут объединены в одну последовательность.</text:p>
        </text:list-item>
      </text:list>
      <text:list xml:id="list211836437736909" text:continue-list="list211835423377043"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Heading_20_2" text:outline-level="2"><text:bookmark-start text:name="__RefHeading___Toc707_248757517"/>Ри<text:span text:style-name="T21">ски </text:span><text:span text:style-name="T22">и недостатки </text:span><text:span text:style-name="T21">миграци</text:span><text:span text:style-name="T22">й</text:span><text:bookmark-end text:name="__RefHeading___Toc707_248757517"/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tab/>Некоторые из наиболее распространенных проблем, связанных с версионными миграциями, включают:</text:p>
      <text:list text:style-name="L4">
        <text:list-item>
          <text:p text:style-name="P31">Потеря данных: при неправильном использовании миграций <text:span text:style-name="T24">или из за ошибки в исходном коде миграций </text:span>может произойти потеря данных.</text:p>
        </text:list-item>
        <text:list-item>
          <text:p text:style-name="P31">Проблемы с производительностью: если миграции не оптимизированы должным образом, они могут привести к проблемам с производительностью базы данных.</text:p>
        </text:list-item>
        <text:list-item>
          <text:p text:style-name="P31"><text:soft-page-break/>Сложности с откатом: если миграции не удалось выполнить правильно, может потребоваться откат к предыдущей версии базы данных. Однако, если миграции не были правильно написаны, то откат может оказаться сложным или даже невозможным.</text:p>
        </text:list-item>
        <text:list-item>
          <text:p text:style-name="P31">Проблемы безопасности: если миграции не были правильно выполнены, это может привести к проблемам с безопасностью. Например, передача прав доступа к конфиденциальным данным для выполнения миграции может привести к утечке информации.</text:p>
        </text:list-item>
      </text:list>
      <text:p text:style-name="Text_20_body"><text:tab/>Таким образом, использование миграций является эффективным подходом к управлению структурами баз данных. Однако, необходимо помнить о возможных рисках, связанных с ошибками в миграциях.</text:p>
      <text:h text:style-name="Heading_20_1" text:outline-level="1"><text:bookmark-start text:name="__RefHeading___Toc709_248757517"/>Постановка <text:s/>задачи<text:bookmark-end text:name="__RefHeading___Toc709_248757517"/></text:h>
      <text:list xml:id="list211836208661138" text:continue-list="list211836479727349" text:style-name="WWNum2">
        <text:list-item>
          <text:p text:style-name="P32"><text:tab/>Для отслеживания ошибок, возникающих в процессе миграций баз данных, существуют различные подходы, например статический и динамический анализ скриптов миграци<text:span text:style-name="T25">й</text:span>.</text:p>
        </text:list-item>
        <text:list-item>
          <text:p text:style-name="P32"><text:tab/>Статический анализ скриптов миграции заключается в том, что для поиска ошибок используется только SQL код скрипта. В данном случае не требуется налич<text:span text:style-name="T25">ия</text:span> рабочей базы данных, на которой будут применяться данные скрипты. Однак<text:span text:style-name="T25">о</text:span> при статическом анализе доступны только сами скрипты, и весь процесс создания структуры базы данных должен быть проделан отдельно от самой базы. Это невероятно трудоемко, потому что придется полностью реализовывать логику работы базы данных, однако данный подход имеет и свои преимущества. Так, например, каждая миграция будет разбираться <text:span text:style-name="T26">как последовательность атомарных действий</text:span>, и все изменения будут легко <text:span text:style-name="T27">отслеживаемыми.</text:span></text:p>
        </text:list-item>
        <text:list-item>
          <text:p text:style-name="P32"><text:tab/>Динамический анализ скриптов миграции, в свою очередь, требует наличия рабочей базы данных. <text:span text:style-name="T39">При таком подходе каждый скрипт представляет из себя «черный ящик», то есть не происходит никакого анализа внутреннего содержимого скрипта, анализируется только изменение состояния базы данных до и после миграции. </text:span><text:span text:style-name="T21">Таким образом, динамический анализ избавляет от необходимости проделывать ту же работу по создан</text:span>ию схемы данных, <text:span text:style-name="T28">которая происходит в самой базе данных</text:span>. Однако данный подход имеет свои недостатки: из-за того, что имеется всего два состояния базы данных – до и после миграции, локализация ошибок может быть затруднена.</text:p>
        </text:list-item>
        <text:list-item>
          <text:p text:style-name="P32"><text:tab/>Одной из основных причин ошибок применения миграции является неправильная манипуляция данными. Это может произойти, например, при добавлении ограничения NOT NULL для столбца таблицы, кото<text:span text:style-name="T21">рый р</text:span>анее не был проверен на наличие записей со значением NULL. Такая ситуация представляет собой простой пример возможных ошибок, которые могут возникнуть в процессе миграции. Если же мы говорим о более сложных изменениях в структуре базы данных, таких как добавление <text:span text:style-name="T29">новых таблиц </text:span>и разделение <text:span text:style-name="T29">существующих </text:span>таблиц <text:span text:style-name="T29">с последующим перемещением данных</text:span>, то <text:soft-page-break/>обнаружение ошибок будет намного сложнее, так как для проверки потребуются специфичные данные, которые <text:span text:style-name="T29">должны</text:span> находиться в базе до применения миграции. </text:p>
        </text:list-item>
        <text:list-item>
          <text:p text:style-name="P32"><text:tab/>Несмотря на то, что успешное применение <text:span text:style-name="T30">скрипта </text:span>миграций может показаться достаточным <text:span text:style-name="T30">условием</text:span> корректности <text:span text:style-name="T30">миграции </text:span>и <text:span text:style-name="T30">сохранения </text:span>целостности данных, на деле это не всегда так. При работе с данными всегда существует определенный риск потери информации или ее неправильного изменения, но такие ошибки практически невозможно отследить без ручной проверки.</text:p>
        </text:list-item>
        <text:list-item>
          <text:p text:style-name="P32"><text:tab/>Важно отметить, что не <text:span text:style-name="T30">все </text:span>ограничения <text:span text:style-name="T30">должны быть </text:span>явно описаны в самой структуре базы данных, некоторые <text:span text:style-name="T30">ограничения </text:span>обеспечиваются работой приложения, использующего <text:span text:style-name="T30">эту </text:span>базу данных. Например, добавление ограничения NOT NULL для столбца не обязательно вызовет ошибку на реальной баз<text:span text:style-name="T30">е, если приложение, работающее не добавляло NULL записи.</text:span></text:p>
        </text:list-item>
        <text:list-item>
          <text:p text:style-name="P32"><text:tab/>Объединяя все вышесказанное, можно сформулировать требования для системы автоматического тестирования версионных миграций: система должна выявлять потенциальные проблемы в процессе применения миграций при помощи динамического анализа скриптов с использованием экземпляра базы данных.</text:p>
        </text:list-item>
      </text:list>
      <text:h text:style-name="Heading_20_1" text:outline-level="1"><text:bookmark-start text:name="__RefHeading___Toc711_248757517"/>Метод решения<text:bookmark-end text:name="__RefHeading___Toc711_248757517"/></text:h>
      <text:list xml:id="list211836070482026" text:continue-numbering="true" text:style-name="WWNum2">
        <text:list-item>
          <text:p text:style-name="P35"><text:tab/>Для выявления ошибок миграции, связанных с <text:span text:style-name="T31">нарушением </text:span>статического арбитража, необходимо наличие данных в базе на момент миграции.</text:p>
        </text:list-item>
        <text:list-item>
          <text:p text:style-name="P35"><text:span text:style-name="T5"><text:tab/>Не знаю как лучше обосновать то, что таблицы должны быть заполнены данными. </text:span><text:span text:style-name="T6">Может быть стоит расписать более подробно, зачем в базе должны присутствовать данные на момент применения миграции?</text:span></text:p>
        </text:list-item>
        <text:list-item>
          <text:p text:style-name="P35"><text:tab/>Однако возникает проблема генерации таких данных при отсутствии реверс-инжиниринга базы данных. Решением может быть <text:span text:style-name="T34">генерация данных, основанная на информации, полученной </text:span>из <text:span text:style-name="T34">служебных таблиц PostgreSQL, содержащихся в служеб</text:span><text:span text:style-name="T35">ных схемах и таблицах, таких как pg_class, pg_enum, pg_catalog и многих других.</text:span></text:p>
        </text:list-item>
      </text:list>
      <text:p text:style-name="P38"><text:tab/><text:span text:style-name="T36">Однако, даже при наличии всей необходимой информации находящихся в базе сущностях, могут возникнуть трудности с генерацией корректных данных. В</text:span><text:span text:style-name="T32"> основном сложности вызывает динамический арбитраж, который может устанавливать динамические ограничения для данных, а так же изменять их. В контексте PostgreSQL возможны следующие динамические ограничения:</text:span></text:p>
      <text:list text:style-name="L5">
        <text:list-item>
          <text:p text:style-name="P28">Триггеры (triggers) - это функции, которые вызываются автоматически при определенных событиях, таких как вставка, обновление или удаление строк из таблицы. В теле функции можно определить логику проверки и применения ограничений. Например, можно создать триггер, который запрещает вставку строк с определенным значением в колонке:</text:p>
        </text:list-item>
      </text:list>
      <text:p text:style-name="P10">CREATE FUNCTION check_value() RETURNS TRIGGER AS $$</text:p>
      <text:p text:style-name="P10">BEGIN</text:p>
      <text:p text:style-name="P10"><text:s text:c="4"/>IF NEW.column_name = 'forbidden_value' THEN</text:p>
      <text:p text:style-name="P10"><text:soft-page-break/><text:s text:c="8"/>RAISE EXCEPTION 'Value not allowed';</text:p>
      <text:p text:style-name="P10"><text:s text:c="4"/>END IF;</text:p>
      <text:p text:style-name="P10"><text:s text:c="4"/>RETURN NEW;</text:p>
      <text:p text:style-name="P10">END;</text:p>
      <text:p text:style-name="P10">$$ LANGUAGE plpgsql;</text:p>
      <text:p text:style-name="P10"/>
      <text:p text:style-name="P10">CREATE TRIGGER check_value_trigger BEFORE INSERT OR UPDATE ON table_name</text:p>
      <text:p text:style-name="P10">FOR EACH ROW EXECUTE PROCEDURE check_value();</text:p>
      <text:list text:style-name="L9">
        <text:list-item>
          <text:p text:style-name="P29">Правила (rules) - это объекты базы данных, которые позволяют перехватывать запросы к таблице и изменять их результат. Например, можно создать правило, которое изменит запрос на вставку строк таким образом, чтобы он применял определенные ограничения:</text:p>
        </text:list-item>
      </text:list>
      <text:p text:style-name="P11">CREATE RULE insert_rule AS ON INSERT TO table_name</text:p>
      <text:p text:style-name="P12">WHERE (NEW.column_name = 'forbidden_value')</text:p>
      <text:p text:style-name="P12">DO INSTEAD</text:p>
      <text:p text:style-name="P12"><text:s text:c="4"/>RAISE EXCEPTION 'Value not allowed';</text:p>
      <text:list text:style-name="L11">
        <text:list-item>
          <text:p text:style-name="P30">Генерируемые колонки (generated columns) - это колонки, значения которых вычисляются автоматически на основе значений других колонок в таблице. Например, можно создать генерируемую колонку, которая будет содержать результат проверки значения другой колонки:</text:p>
        </text:list-item>
      </text:list>
      <text:p text:style-name="P11">CREATE TABLE table_name (</text:p>
      <text:p text:style-name="P12"><text:s text:c="4"/>column1 INTEGER,</text:p>
      <text:p text:style-name="P12"><text:s text:c="4"/>column2 TEXT,</text:p>
      <text:p text:style-name="P12"><text:s text:c="4"/>is_value_allowed BOOLEAN GENERATED ALWAYS AS (column2 &lt;&gt; 'forbidden_value') STORED</text:p>
      <text:p text:style-name="P14">);</text:p>
      <text:p text:style-name="Text_20_body"><text:tab/>Эти способы могут использоваться вместе или отдельно для добавления динамических ограничений в PostgreSQL. <text:span text:style-name="T33">Чтобы проверить логику таких динамических ограничений нужно полностью повторить логику работы базы данных, потому что в теле триггера может содержаться практически любой SQL код, </text:span><text:span text:style-name="T36">который</text:span><text:span text:style-name="T34"> может обращаться к другим таблицам и даже создавать новые таблицы. Правила (rules) и вовсе позволяют </text:span><text:span text:style-name="T37">подменять</text:span><text:span text:style-name="T34"> результаты SELECT запросов.</text:span></text:p>
      <text:list xml:id="list211836480835067" text:continue-list="list211836070482026" text:style-name="WWNum2">
        <text:list-item>
          <text:p text:style-name="P34"><text:tab/>Статический арбитраж <text:span text:style-name="T38">тоже </text:span>усложн<text:span text:style-name="T38">яет</text:span> процесс генерации корректных данных, требуя наличия специфических ограничений, например <text:span text:style-name="T38">условие CHECK позволяет задавать произвольные условия для проверки значений отдельных колонок или целой одной записи.</text:span></text:p>
        </text:list-item>
        <text:list-item>
          <text:p text:style-name="P39"><text:span text:style-name="T38"><text:tab/></text:span><text:span text:style-name="T39">У</text:span><text:span text:style-name="T38">словие CHECK намного проще чем триггер, но я не знаю каким образом можно выделить подмножество возможных значений, подходящих под условие. Если учитывать что в условии CHECK можно использовать внутренние функции PostgreSQL, то оно не сильно отличается по своей функциональности от триггера, хотя номинально относится к статическому арбитражу.</text:span></text:p>
        </text:list-item>
        <text:list-item>
          <text:p text:style-name="P33"><text:tab/><text:span text:style-name="T1">Таким образом, генерация и последующая вставка данных является задачей нетривиальной из-за множества факторов, связанных с внутренней логикой работы самой базы данных. Также </text:span><text:span text:style-name="T2">нужно учитывать, что </text:span><text:span text:style-name="T1">сгенерированные данные могут быть неконсистентны</text:span><text:span text:style-name="T2">ми</text:span><text:span text:style-name="T1"> по сравнению с теми данными, которые на самом деле будут </text:span><text:soft-page-break/><text:span text:style-name="T1">находиться в базе вследствие работы приложения, и в этом случае проблема намного глубже, </text:span><text:span text:style-name="T3">потому что повтор</text:span><text:span text:style-name="T4">ение</text:span><text:span text:style-name="T3"> внутренн</text:span><text:span text:style-name="T4">ей</text:span><text:span text:style-name="T3"> логик</text:span><text:span text:style-name="T4">и</text:span><text:span text:style-name="T3"> работы приложения не представляется возможным, если исходить только из скриптов миграций.</text:span></text:p>
        </text:list-item>
      </text:list>
      <text:h text:style-name="Heading_20_1" text:outline-level="1"><text:bookmark-start text:name="__RefHeading___Toc713_248757517"/>Генерация данных<text:bookmark-end text:name="__RefHeading___Toc713_248757517"/></text:h>
      <text:p text:style-name="Text_20_body"><text:tab/>Рассмотрев возможность автоматической генерации данных, я пришел к выводу, что в общем случае невозможно создать абсолютно корректные искусственные данные. Это связано с тем, что клиентское приложение, которое работает с базой данных, контролирует добавление данных.</text:p>
      <text:p text:style-name="P48"><text:tab/>Однако, если отбросить идею создания абсолютно корректных данных, можно ограничиться <text:span text:style-name="T39">только генерацией данных, но не их вставкой в таблицы.</text:span> <text:span text:style-name="T39">Такой способ позволит устранять ошибки в сгенерированных данных и не будет ограничивать разработчика в добавлении и изменении предложенных искусственных данных. </text:span><text:span text:style-name="T40">В т</text:span>аком случае возможно добавление изначально некорректных данных, но подобную ошибку может обнаружить только человек, который имеет доступ к структуре базы и представление о том, как клиентское приложение должно с ней взаимодействовать. В таком случае только ручная <text:span text:style-name="T39">проверка </text:span>данных может обнаружить некорректные данные, не предусмотрен<text:span text:style-name="T39">н</text:span>ы<text:span text:style-name="T39">е</text:span> логикой <text:span text:style-name="T39">работы </text:span>приложения.</text:p>
      <text:list xml:id="list211836398057561" text:continue-list="list211836437736909" text:style-name="WWNum1">
        <text:list-item>
          <text:list>
            <text:list-item>
              <text:h text:style-name="Heading_20_2" text:outline-level="2"><text:bookmark-start text:name="__RefHeading___Toc715_248757517"/><text:span text:style-name="T42">Порядок вставки</text:span> <text:s/>генерируемых данных<text:bookmark-end text:name="__RefHeading___Toc715_248757517"/></text:h>
            </text:list-item>
          </text:list>
        </text:list-item>
      </text:list>
      <text:p text:style-name="P46"><text:tab/>Существующие связи между таблицами не позволяют заполнять их в произвольном порядке, так как индексы гарантируют, что в базе не существует связей, <text:s/>которые ссылаются на ещё не добавленные данные. В общем виде связи между таблицами представляют собой направленный мультиграф, где направление обозначает связь между родительской и дочерней таблицей. То есть при заполнении таблиц нужно учитывать множественные связи между таблицами и циклически связанные таблицы.</text:p>
      <text:list xml:id="list211836058558547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26" text:outline-level="3"><text:bookmark-start text:name="__RefHeading___Toc717_248757517"/>Циклически связанные таблицы<text:bookmark-end text:name="__RefHeading___Toc717_248757517"/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6"><text:tab/>Важно отметить, что цикл <text:span text:style-name="T10">из таблиц, </text:span><text:s/>связанны<text:span text:style-name="T10">х</text:span> <text:span text:style-name="T10">соотношением </text:span>1:N явл<text:span text:style-name="T10">яется вырожденным, так как в</text:span> <text:span text:style-name="T10">такой цикл невозможно добавить новые данные, если все таблицы изначально пустые</text:span>. Работа с циклически связанными таблицами затруднительна и скорее всего является ошибкой проектирования.</text:p>
      <text:p text:style-name="P46"><text:tab/>Для демонстрации возможности создания циклически связанных таблиц со связями 1:N, можно рассмотреть следующий SQL-код:</text:p>
      <text:p text:style-name="P42"/>
      <text:p text:style-name="P4">CREATE TABLE a(id INTEGER PRIMARY KEY);<text:span text:style-name="T8"/></text:p>
      <text:p text:style-name="P4">CREATE TABLE b(id INTEGER PRIMARY KEY);<text:span text:style-name="T8"/></text:p>
      <text:p text:style-name="P4"/>
      <text:p text:style-name="P4">INSERT INTO b (id) VALUES (1);<text:span text:style-name="T8"/></text:p>
      <text:p text:style-name="P4">INSERT INTO a (id) VALUES (1);<text:span text:style-name="T8"/></text:p>
      <text:p text:style-name="P4"/>
      <text:p text:style-name="P4">ALTER TABLE a ADD COLUMN val_a INTEGER NOT NULL REFERENCES b(id) DEFAULT 1;<text:span text:style-name="T8"/></text:p>
      <text:p text:style-name="P4">ALTER TABLE b ADD COLUMN val_b INTEGER NOT NULL REFERENCES a(id) DEFAULT 1;<text:span text:style-name="T8"/></text:p>
      <text:p text:style-name="P4"><text:soft-page-break/></text:p>
      <text:p text:style-name="P46"><text:tab/>Даже если в цикле есть хотя бы одна связь 0-1:N, где внешний ключ может быть NULL, <text:span text:style-name="T10">целесообразность </text:span>использовани<text:span text:style-name="T10">я </text:span>цикла все равно весьма сомнительн<text:span text:style-name="T41">а</text:span>.<text:tab/></text:p>
      <text:p text:style-name="P46"><text:tab/>Таким образом я пришел к выводу что не нужно генерировать данные для циклически связанных таблиц — <text:span text:style-name="T10">это не имеет смысла, потому что </text:span>для взаимодействия с каждым циклом нужна своя уникальная логика.</text:p>
      <text:list xml:id="list211836208721652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Heading_20_3" text:outline-level="3"><text:bookmark-start text:name="__RefHeading___Toc719_248757517"/><text:span text:style-name="T43">Вставка данных</text:span> без учета циклов<text:bookmark-end text:name="__RefHeading___Toc719_248757517"/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4"><text:tab/>Если <text:span text:style-name="T10">не рассматривать циклически связанные </text:span>таблиц<text:span text:style-name="T10">ы</text:span>, то можно определить порядок обхода вершин. <text:span text:style-name="T10">Можно использовать </text:span>алгоритм обхода, похож<text:span text:style-name="T10">ий</text:span> на поиск в глубин<text:span text:style-name="T10">у. Различие с оригинальным алгоритмом будет заключаться в том, что </text:span>на <text:span text:style-name="T10">последующей </text:span>итерации не всегда <text:span text:style-name="T10">будет выбираться </text:span>смежная вершина. На каждой итерации алгоритма <text:span text:style-name="T10">будет </text:span>выбира<text:span text:style-name="T10">ться</text:span> вершина, которая не имеет зависимостей от ещё не пройденных вершин. Таким образом, можно определить порядок заполнения таблиц при условии отсутствия циклических связей.</text:p>
      <text:list xml:id="list211835687305786" text:continue-numbering="true" text:style-name="WWNum1">
        <text:list-item>
          <text:list>
            <text:list-item>
              <text:h text:style-name="Heading_20_2" text:outline-level="2"><text:bookmark-start text:name="__RefHeading___Toc721_248757517"/>Принцип генерации данных через определение набора требований <text:bookmark-end text:name="__RefHeading___Toc721_248757517"/></text:h>
            </text:list-item>
          </text:list>
        </text:list-item>
      </text:list>
      <text:p text:style-name="P49"><text:span text:style-name="T9"><text:tab/></text:span><text:span text:style-name="T45">В общем случае </text:span><text:span text:style-name="T9">полное множество состояний базы данных невозможно рассмотреть. </text:span><text:span text:style-name="T45">Тогда д</text:span><text:span text:style-name="T9">ля </text:span><text:span text:style-name="T45">ограничения </text:span><text:span text:style-name="T9">объема генерируемых данных следует определить набор требований, которым должны удовлетворять генерируемые данные. Это поможет </text:span><text:span text:style-name="T45">учесть </text:span><text:span text:style-name="T9">возможные состояния </text:span><text:span text:style-name="T45">базы</text:span><text:span text:style-name="T9">, вызывающие типичные ошибки. Например, для колонки типа REAL возможны значения Infinity, -Infinity, NaN, и если при обработке такой колонки не проверяю</text:span><text:span text:style-name="T45">тся </text:span><text:span text:style-name="T9">эти особые значения, то может возникнуть ошибка. Также другие типы данных имеют свои </text:span><text:span text:style-name="T45">уникальные значения</text:span><text:span text:style-name="T9">, требующие проверки. Для колонок с возможными NULL значениями лучше добавить NULL значение, чтобы проверить поведение скрипта миграции.</text:span></text:p>
      <text:p text:style-name="P51"><text:tab/><text:span text:style-name="T47">Т</text:span><text:span text:style-name="T46">ак же может быть необходим</text:span><text:span text:style-name="T47">ым</text:span><text:span text:style-name="T46"> добав</text:span><text:span text:style-name="T47">ление</text:span><text:span text:style-name="T46"> более сложны</text:span><text:span text:style-name="T47">х</text:span><text:span text:style-name="T46"> требован</text:span><text:span text:style-name="T47">ий</text:span><text:span text:style-name="T46">, например наличие дублирующих записей для колонок, не содержащихся в UNIQUE индексе </text:span><text:span text:style-name="T47">или требование на минимальное/максимальное количество генерируемых записей для таблицы.</text:span></text:p>
      <text:p text:style-name="P51"><text:tab/><text:span text:style-name="T47">Таким образом необходимо иметь возможность контролировать процесс генерации записей и расширять список требований для отдельных колонок и таблиц.</text:span></text:p>
      <text:p text:style-name="P58"><text:tab/>Рассмотрим следующ<text:span text:style-name="T47">ую</text:span> таблиц<text:span text:style-name="T47">у</text:span>: </text:p>
      <text:p text:style-name="Code">CREATE TABLE persons (</text:p>
      <text:p text:style-name="Code"><text:tab/>id SERIAL PRIMARY KEY,</text:p>
      <text:p text:style-name="Code"><text:tab/>name VARCHAR(50) UNIQUE NOT NULL,</text:p>
      <text:p text:style-name="Code"><text:tab/>age INTEGER,</text:p>
      <text:p text:style-name="Code"><text:tab/>is_avaliable BOOLEAN NOT NULL</text:p>
      <text:p text:style-name="Code">);</text:p>
      <text:p text:style-name="P52"><text:span text:style-name="T47">Базовый список требований для неё будет выглядеть следующим образом: </text:span></text:p>
      <text:list text:style-name="L13">
        <text:list-item>
          <text:p text:style-name="P27">Проверка поля name на наличие пустой строки и строки длины 50.</text:p>
          <text:p text:style-name="P27">(2 записи)</text:p>
        </text:list-item>
        <text:list-item>
          <text:p text:style-name="P27">Проверка поля age на наличие значений 0, 1, -1, MAXINT, MININT, NULL.<text:line-break/><text:span text:style-name="T48">(6 записей)</text:span></text:p>
        </text:list-item>
        <text:list-item>
          <text:p text:style-name="P27">Проверка поля is_available на наличие значений True, False.</text:p>
          <text:p text:style-name="P27">(2 записи)</text:p>
        </text:list-item>
        <text:list-item>
          <text:p text:style-name="P27">Проверка на наличие записи, дублирующей значения колонок age <text:span text:style-name="T48">и</text:span> is_available, так как они не содержатся в UNIQUE индексе.</text:p>
          <text:p text:style-name="P27">(1 запись)</text:p>
        </text:list-item>
      </text:list>
      <text:p text:style-name="P50"><text:tab/>На основании этих требований можно сгенерировать от 6 <text:span text:style-name="T49">частичных </text:span><text:span text:style-name="T48">записей </text:span>(если совме<text:span text:style-name="T48">щать</text:span> <text:span text:style-name="T50">в одной </text:span>записи требования <text:span text:style-name="T50">для разных колонок</text:span>) до <text:span text:style-name="T48">10 </text:span><text:span text:style-name="T49">частичных </text:span><text:span text:style-name="T48">записей</text:span> <text:s/>(если не совмещать записи <text:span text:style-name="T48">с </text:span>требованиями). <text:span text:style-name="T49">Под словами «частичная запись» подразумевается, что известны значения только нескольких колонок, например при проверке поля name известно только значение этой колонки, а значения всех остальных колонок следует сгенерировать.</text:span></text:p>
      <text:p text:style-name="P50"><text:tab/><text:span text:style-name="T49">Таким образом, список требований будет формировать список частичных записей, которые будут дополняться генерируемыми данными и преобразовываться в SQL скрипт добавления данных.</text:span></text:p>
      <text:list xml:id="list211835912840758" text:continue-list="list211835687305786"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Heading_20_3" text:outline-level="3"><text:bookmark-start text:name="__RefHeading___Toc723_248757517"/>Определение множества значений для генерируемых данных<text:bookmark-end text:name="__RefHeading___Toc723_248757517"/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3"><text:span text:style-name="T11"><text:tab/></text:span><text:span text:style-name="T13">П</text:span><text:span text:style-name="T12">ри генерации значений столбца необходимо учитывать не только специфичные значения, но и более «обычные» варианты. </text:span><text:span text:style-name="T16">Случайная</text:span><text:span text:style-name="T12"> генерация может привести к нежелательным результатам, поэтому лучше использовать заранее приготовленн</text:span><text:span text:style-name="T13">ое множество</text:span><text:span text:style-name="T12"> значений </text:span><text:span text:style-name="T13">для </text:span><text:span text:style-name="T16">конкретного </text:span><text:span text:style-name="T13">типа </text:span><text:span text:style-name="T16">данных, либо</text:span><text:span text:style-name="T12"> итеративный подход для получения следующего значения.</text:span></text:p>
      <text:p text:style-name="P53"><text:span text:style-name="T12"><text:tab/></text:span><text:span text:style-name="T13">Например для</text:span><text:span text:style-name="T12"> колонки типа INTEGER с возможными NULL значениями будет определен следующий порядок генерируемых значений: NULL, 0, 1, -1, 2, -</text:span><text:span text:style-name="T17">2</text:span><text:span text:style-name="T12">, … . Для практически всех базовых типов postgresql можно применять итеративный подход для получения следующего допустимого значения. Однако для </text:span><text:span text:style-name="T13">некоторых </text:span><text:span text:style-name="T12">типов, таких как JSON, XML, </text:span><text:span text:style-name="T18">VARCHAR, BYTEA, </text:span><text:span text:style-name="T12">TEXT, CIDR, ARRAY, RANGE, DOMAIN, и нескольких других, </text:span><text:span text:style-name="T14">нужно </text:span><text:span text:style-name="T12">заранее определ</text:span><text:span text:style-name="T14">ять</text:span><text:span text:style-name="T12"> множество допустимых значений, </text:span><text:span text:style-name="T14">например </text:span><text:span text:style-name="T12">с помощью конфигурационного файла.</text:span></text:p>
      <text:p text:style-name="P53"><text:span text:style-name="T12"><text:tab/>В </text:span><text:span text:style-name="T18">P</text:span><text:span text:style-name="T12">ostgre</text:span><text:span text:style-name="T18">SQL</text:span><text:span text:style-name="T12"> также возможно добавление пользовательских типов, таких как ENUM, COMPOSITE </text:span><text:span text:style-name="T15">и основанных на типах</text:span><text:span text:style-name="T12"> DOMAIN и RANGE, из которых только для ENUM можно использовать все возможные значения типа. Более того, можно добавить требование, чтобы все значения ENUM присутствовали в таблице.</text:span></text:p>
      <text:list xml:id="list211836416391417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Heading_20_3" text:outline-level="3"><text:bookmark-start text:name="__RefHeading___Toc725_248757517"/>Ограничение CHECK<text:bookmark-end text:name="__RefHeading___Toc725_248757517"/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3"><text:tab/>В настоящее время я не рассматриваю <text:span text:style-name="T19">обработку </text:span>ограничения CHECK, поскольку оно проявляет поведение, более близкое к динамическому арбитражу, чем к <text:soft-page-break/>статическим ограничениям. Если в условии используется ограничение CHECK, <text:span text:style-name="T19">то</text:span> слишком сложно выделить множество возможных значений, удовлетворяющих этому условию. Кроме того, такое условие может обращаться сразу к нескольким колонкам, что также увеличивает сложность его <text:span text:style-name="T51">обработки</text:span>.</text:p>
      <text:list xml:id="list211836395945826" text:continue-numbering="true" text:style-name="WWNum1">
        <text:list-item>
          <text:list>
            <text:list-item>
              <text:list>
                <text:list-item>
                  <text:h text:style-name="Heading_20_2" text:outline-level="2"><text:bookmark-start text:name="__RefHeading___Toc727_248757517"/>Генерация данных на основе шаблонных процессоров<text:bookmark-end text:name="__RefHeading___Toc727_248757517"/></text:h>
                </text:list-item>
              </text:list>
            </text:list-item>
          </text:list>
        </text:list-item>
      </text:list>
      <text:p text:style-name="P57"><text:tab/><text:span text:style-name="T52">Для каждой таблицы в PosttgreSQL можно получить полное описание её колонок, индексов, ограничений и внешних связей. На основе этих данных будет составлен базовый список требований к данным, генерируемым для каждой обрабатываемой таблицы. Этот список требований можно представить в виде составного шаблона для генерации записей.</text:span></text:p>
      <text:p text:style-name="P57"><text:span text:style-name="T52"><text:tab/>Рассмотрим следующую таблицу:</text:span></text:p>
      <text:p text:style-name="P6">CREATE TABLE <text:span text:style-name="T20">users</text:span> (</text:p>
      <text:p text:style-name="P6"><text:s text:c="4"/>id SERIAL PRIMARY KEY, </text:p>
      <text:p text:style-name="P6"><text:s text:c="4"/>name VARCHAR(50) NOT NULL,</text:p>
      <text:p text:style-name="P6"><text:s text:c="4"/>age INT,</text:p>
      <text:p text:style-name="P6"><text:s text:c="4"/>email VARCHAR(100) UNIQUE,</text:p>
      <text:p text:style-name="P6"><text:s text:c="4"/>phone CHAR(10),</text:p>
      <text:p text:style-name="P6"><text:s text:c="4"/>is_active BOOLEAN DEFAULT true,</text:p>
      <text:p text:style-name="P6"><text:s text:c="4"/>created_at TIMESTAMP DEFAULT NOW(),</text:p>
      <text:p text:style-name="P6"><text:s text:c="4"/>updated_at TIMESTAMP,</text:p>
      <text:p text:style-name="P6"><text:s text:c="4"/>address TEXT,</text:p>
      <text:p text:style-name="P6"><text:s text:c="4"/><text:span text:style-name="T20">location_id INTEGER REFERENCES location(id)</text:span></text:p>
      <text:p text:style-name="P6">);</text:p>
      <text:p text:style-name="P1"/>
      <text:p text:style-name="P55"><text:tab/>Используя golang templates можно создать следующий шаблон, результатом обработки которого будет список записей, готовых для вставки в исходную таблицу:</text:p>
      <text:p text:style-name="P55"/>
      <text:p text:style-name="P41">Я говорю про golang templates, потому что саму программу буду реализовывать именно на языке go, <text:span text:style-name="T54">этот язык </text:span>наиболее привычен для меня. Не принципиально использовать именно встроенн<text:span text:style-name="T57">ый</text:span> в язык <text:span text:style-name="T55">golang </text:span>шаблон<text:span text:style-name="T57">ный процессор</text:span>, просто это хорошо знакомый мне инструмент.</text:p>
      <text:p text:style-name="P56"/>
      <text:p text:style-name="P5"><text:span text:style-name="T44">{{check(name).values(«», makestrlen(50))}} — </text:span><text:span text:style-name="T52">проверка на наличие записей</text:span></text:p>
      <text:p text:style-name="P2">{{check(age).values(0,1,-1,maxint,minint)}} — <text:span text:style-name="T52">проверка на наличие записей</text:span></text:p>
      <text:p text:style-name="P2">{{check(is_active).all()}} — <text:span text:style-name="T52">проверка на наличие всех записей</text:span></text:p>
      <text:p text:style-name="P2">{{check(phone).values(«»,makestrlen(10))}} — <text:span text:style-name="T52">проверка на наличие записей</text:span></text:p>
      <text:p text:style-name="P2">{{check(created_at).values(default,now(), now().add(hour), now().sub(hour))}} — <text:span text:style-name="T52">проверка на наличие записей. В том числе проверка с добавлением DEFAULT значения, которое заполняет база данных если не было передано конкретное значение</text:span></text:p>
      <text:p text:style-name="P2">{{check(updated_at).values(now(), now().add(hour), now().sub(hour))}} — <text:span text:style-name="T52">проверка на наличие записей</text:span></text:p>
      <text:p text:style-name="P2">{{check(address).values(«», makestrlen(1024)}} — <text:span text:style-name="T52">проверка на наличие записей</text:span></text:p>
      <text:p text:style-name="P3">{{check(localtion_id).all()}}<text:span text:style-name="T44"> — </text:span><text:span text:style-name="T52">проверка на наличие всех возможных записей, учитывая записи, уже сгенерированные для таблицы location</text:span></text:p>
      <text:p text:style-name="P2">{{<text:span text:style-name="T61">check</text:span>(age,email,phone,is_active,created_at,updated_at,address,location_id).<text:span text:style-name="T61">nulls()</text:span>}} — <text:span text:style-name="T52">проверка на наличие null записей в столбцах, где возможно null значение</text:span></text:p>
      <text:p text:style-name="P15"><text:soft-page-break/><text:span text:style-name="T20">{{uniq(email)}} — </text:span><text:span text:style-name="T52">добавление дублирующей записи для всех столбцов кроме id и email, которые содержатся в UNIQUE индексе</text:span></text:p>
      <text:p text:style-name="P6"/>
      <text:p text:style-name="P44"><text:tab/><text:span text:style-name="T52">Используя язык шаблонов можно задавать произвольные условия, используя особые функции языка шаблонов. Например для следующей таблицы </text:span><text:span text:style-name="T59">нужно добавить</text:span><text:span text:style-name="T52"> требование на наличие записей, в которых для одного ребёнка указаны два </text:span><text:span text:style-name="T60">разных </text:span><text:span text:style-name="T52">родителя:</text:span></text:p>
      <text:p text:style-name="P44"/>
      <text:p text:style-name="P6">CREATE TABLE peoples (</text:p>
      <text:p text:style-name="P6"><text:tab/>id SERIAL PRIMARY KEY</text:p>
      <text:p text:style-name="P6">);</text:p>
      <text:p text:style-name="P6">CREATE TABLE relations (</text:p>
      <text:p text:style-name="P6"><text:tab/>id SERIAL PRIMARY KEY,</text:p>
      <text:p text:style-name="P6"><text:tab/>parent_id INTEGER NOT NULL REFERENCES peoples(id),</text:p>
      <text:p text:style-name="P6"><text:tab/>child_id INTEGER NOT NULL REFERENCES peoples(id),</text:p>
      <text:p text:style-name="P6"><text:tab/>UNIQUE(parent_id, child_id)</text:p>
      <text:p text:style-name="P6">);</text:p>
      <text:p text:style-name="Text_20_body"/>
      <text:p text:style-name="Text_20_body"><text:span text:style-name="T53">Ш</text:span>аблон <text:span text:style-name="T53">с указанным условием</text:span> будет выглядеть <text:span text:style-name="T53">следующим образом</text:span>:</text:p>
      <text:p text:style-name="P45"/>
      <text:p text:style-name="P16">{{$parent_1 := anyof(peoples.<text:span text:style-name="T53">id</text:span>) }} -- <text:span text:style-name="T53">получение любого id из таблицы peoples</text:span></text:p>
      <text:p text:style-name="P17">{{$parent_2 := anyof(peoples.<text:span text:style-name="T53">id</text:span>, except($parent_1)) }} -- <text:span text:style-name="T53">получение id из таблицы peoples, который не равен parent_1</text:span></text:p>
      <text:p text:style-name="P17">{{$child := anyof(peoples.<text:span text:style-name="T53">id</text:span>, except($parent_1, $parent_2)) }} -- <text:span text:style-name="T53">получение получение id из таблицы peoples, который не равен parent_1 и parent_2</text:span></text:p>
      <text:p text:style-name="P9">{{check(parent_id, child_id).values($parent_1, $child)}}</text:p>
      <text:p text:style-name="P9">{{check(parent_id, child_id).values($parent_2, $child)}}</text:p>
      <text:p text:style-name="P7"/>
      <text:p text:style-name="P40">Это лишь пример, можно сделать более привлекательный внешний вид для шаблонов.</text:p>
      <text:p text:style-name="P8"><text:span text:style-name="T7"/></text:p>
      <text:p text:style-name="P55"><text:tab/>Язык шаблонов позволяет разработчику указать произвольные условия для генерируемых данных, что позволяет тонко контролировать процесс генерации данных.</text:p>
      <text:list xml:id="list211836206460238" text:continue-numbering="true" text:style-name="WWNum1">
        <text:list-item>
          <text:list>
            <text:list-item>
              <text:h text:style-name="P24" text:outline-level="2"><text:bookmark-start text:name="__RefHeading___Toc921_248757517"/>Этапы генерации данных<text:bookmark-end text:name="__RefHeading___Toc921_248757517"/></text:h>
            </text:list-item>
          </text:list>
        </text:list-item>
      </text:list>
      <text:p text:style-name="P63"><text:tab/><text:span text:style-name="T58">На данный момент генерация данных будет происходить в </text:span><text:span text:style-name="T62">2</text:span><text:span text:style-name="T58"> этапа:</text:span></text:p>
      <text:list text:style-name="L14">
        <text:list-item>
          <text:p text:style-name="P59">Генерация базового шаблона для таблицы, либо загрузка модифицированного шаблона из файла.</text:p>
        </text:list-item>
        <text:list-item>
          <text:p text:style-name="P59">Генерация записей по шаблону.</text:p>
        </text:list-item>
      </text:list>
      <text:p text:style-name="P60"><text:tab/><text:span text:style-name="T62">Так же на каждом этапе возможна модификация данных для поддержания консистентности, либо для добавления специфичных данных.</text:span></text:p>
      <text:list xml:id="list211836830173942" text:continue-list="list211836206460238" text:style-name="WWNum1">
        <text:list-item>
          <text:h text:style-name="P22" text:outline-level="1"><text:bookmark-start text:name="__RefHeading___Toc729_248757517 Копия 1"/><text:soft-page-break/><text:span text:style-name="T64">Система </text:span>автоматического тестирования версионных миграций<text:bookmark-end text:name="__RefHeading___Toc729_248757517 Копия 1"/></text:h>
          <text:list>
            <text:list-header>
              <text:h text:style-name="P25" text:outline-level="2"><text:bookmark-start text:name="__RefHeading___Toc923_248757517"/><text:span text:style-name="T63">Основные </text:span><text:span text:style-name="T64">этапы работы программы</text:span><text:bookmark-end text:name="__RefHeading___Toc923_248757517"/></text:h>
            </text:list-header>
          </text:list>
        </text:list-item>
      </text:list>
      <text:p text:style-name="P66"><text:tab/><text:span text:style-name="T64">Работа программы будет разделена на два этапа, это сделано ради </text:span><text:span text:style-name="T65">повышения гибкоски работы программы и упрощения взаимодействия с пользователем.</text:span></text:p>
      <text:list xml:id="list2412406049" text:style-name="L16">
        <text:list-item>
          <text:p text:style-name="P68"><text:span text:style-name="T64">А</text:span>ггрегация информации и генерация базовых шаблонов.</text:p>
          <text:list>
            <text:list-item>
              <text:p text:style-name="P61">Получение информации о таблицах и связях из базы данных.</text:p>
            </text:list-item>
            <text:list-item>
              <text:p text:style-name="P67"><text:span text:style-name="T58">Построение графа связей таблиц.</text:span></text:p>
            </text:list-item>
            <text:list-item>
              <text:p text:style-name="P62">Проверка графа связей на наличие циклов.</text:p>
            </text:list-item>
            <text:list-item>
              <text:p text:style-name="P64">Генерация базовых шаблонов для таблиц.</text:p>
            </text:list-item>
          </text:list>
        </text:list-item>
        <text:list-item>
          <text:p text:style-name="P64">Генерация данных.</text:p>
          <text:list>
            <text:list-item>
              <text:p text:style-name="P65">Загрузка графа связей таблиц <text:s/>и информации о таблицах</text:p>
              <text:p text:style-name="P65">(возможно кеширование).</text:p>
            </text:list-item>
            <text:list-item>
              <text:p text:style-name="P64">Загрузка шаблонов генерации для таблиц.</text:p>
            </text:list-item>
            <text:list-item>
              <text:p text:style-name="P64">Генерация записей.</text:p>
            </text:list-item>
            <text:list-item>
              <text:p text:style-name="P64">Генерация SQL скриптов вставки данных.</text:p>
            </text:list-item>
          </text:list>
        </text:list-item>
      </text:list>
      <text:p text:style-name="P47"/>
      <text:p text:style-name="P69"><text:tab/><text:span text:style-name="T65">Стоит отметить, что </text:span>при генерации данных <text:span text:style-name="T65">возможна ситуация когда невозможно добавление достаточного количества записей в таблицу. Такая ситуация может возникнуть из-за ограничений, существующих для этой таблицы. Например если таблица содержит внешний ключ с ограничением UNIQUE NOT NULL, то для добавления достаточного количества записей нужно определенное количество записей в родительской таблице. <text:s/></text:span>В таких случаях нужно выводить сообщение о невозможности <text:span text:style-name="T65">создания новых </text:span>записей и продолж<text:span text:style-name="T65">ить</text:span> генерацию для оставшихся таблиц.</text:p>
      <text:p text:style-name="P47"><text:tab/>Также для генерации данных стоит предоставлять особые настройки, например, исключение таблицы из генерации. Это означает, что будут использоваться только те данные, которые уже записаны в эту таблицу (или таблица пустая и данных нет). Также можно полностью исключить таблицу из графа связей с отображением тех таблиц, которые также будут исключены из-за зависимостей от указанной таблицы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Жирный" style:font-family-generic="roman" style:font-pitch="variable"/>
    <style:font-face style:name="Ubuntu" svg:font-family="Ubuntu" style:font-pitch="variable"/>
    <style:font-face style:name="Verdana" svg:font-family="Verdana" style:font-family-generic="roman" style:font-pitch="variable"/>
    <style:font-face style:name="Verdana1" svg:font-family="Verdana" style:font-adornments="Обычный" style:font-family-generic="swiss" style:font-pitch="variable"/>
    <style:font-face style:name="system-ui" svg:font-family="system-ui, Ubuntu, 'Droid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Droid Sans Fallback" style:font-size-asian="12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34cm" style:writing-mode="lr-tb"/>
      <style:text-properties style:use-window-font-color="true" loext:opacity="0%" style:font-name="Liberation Serif" fo:font-size="12pt" fo:language="ru" fo:country="RU" style:letter-kerning="true" style:font-name-asian="Droid Sans Fallback" style:font-size-asian="12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Droid Sans Devanagari" style:font-family-complex="'Droid Sans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true" fo:line-height="100%" fo:text-align="justify" style:justify-single-word="false"/>
      <style:text-properties style:font-name="Times New Roman" fo:font-family="'Times New Roman'" style:font-family-generic="roman" style:font-pitch="variable" fo:font-size="14pt" style:font-size-asian="14pt"/>
    </style:style>
    <style:style style:name="List" style:family="paragraph" style:parent-style-name="Text_20_body" style:class="list">
      <style:text-properties style:font-name-complex="Droid Sans Devanagari" style:font-family-complex="'Droid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roid Sans Devanagari" style:font-family-complex="'Droid Sans Devanagari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" style:class="text" style:master-page-name="">
      <style:paragraph-properties fo:margin-top="0.423cm" fo:margin-bottom="0.212cm" style:contextual-spacing="false" style:page-number="auto" fo:break-before="auto" fo:break-after="auto"/>
      <style:text-properties style:font-name="Liberation Serif1" fo:font-family="'Liberation Serif'" style:font-family-generic="swiss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" style:font-family-complex="'Droid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Num1" style:list-level="2" style:class="text">
      <style:paragraph-properties fo:margin-top="0.353cm" fo:margin-bottom="0.212cm" style:contextual-spacing="false" fo:text-align="center" style:justify-single-word="false"/>
      <style:text-properties style:font-name="Times New Roman1" fo:font-family="'Times New Roman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Num1" style:list-level="3" style:class="text" style:master-page-name="">
      <style:paragraph-properties fo:margin-top="0.247cm" fo:margin-bottom="0.212cm" style:contextual-spacing="false" style:page-number="auto"/>
      <style:text-properties style:font-name="Times New Roman2" fo:font-family="'Times New Roman'" style:font-style-name="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WWNum1" style:list-level="4" style:class="text">
      <style:paragraph-properties fo:margin-top="0.212cm" fo:margin-bottom="0.212cm" style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WWNum1" style:list-level="5" style:class="text">
      <style:paragraph-properties fo:margin-top="0.212cm" fo:margin-bottom="0.106cm" style:contextual-spacing="false"/>
      <style:text-properties style:font-name="Times New Roman1" fo:font-family="'Times New Roman'" style:font-family-generic="swiss" style:font-pitch="variable" fo:font-size="14pt" fo:font-weight="bold" style:font-size-asian="14pt" style:font-weight-asian="bold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Code" style:family="paragraph" style:parent-style-name="Text_20_body" style:master-page-name="">
      <style:paragraph-properties fo:text-align="start" style:justify-single-word="false" style:page-number="auto"/>
      <style:text-properties style:font-name="Verdana1" fo:font-family="Verdana" style:font-style-name="Обычный" style:font-family-generic="swiss" style:font-pitch="variable" fo:font-size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style:font-name="Times New Roman2" fo:font-family="'Times New Roman'" style:font-style-name="Жир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09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6.58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5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cm" fo:margin-right="0cm" fo:margin-top="0.21cm" fo:margin-bottom="0.21cm" style:contextual-spacing="true" fo:text-indent="0cm" style:auto-text-indent="true">
        <style:tab-stops/>
      </style:paragraph-properties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Citation" style:family="text">
      <style:text-properties fo:font-style="italic" style:font-style-asian="italic" style:font-style-complex="italic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3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4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5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6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7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cm" style:writing-mode="lr-tb" style:layout-grid-color="#c0c0c0" style:layout-grid-lines="22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5T20:25:44</meta:creation-date>
    <dc:language>ru-RU</dc:language>
    <dc:date>2023-04-09T21:18:31.579776457</dc:date>
    <meta:editing-cycles>171</meta:editing-cycles>
    <meta:editing-duration>P3DT1H57M38S</meta:editing-duration>
    <meta:generator>LibreOffice/7.5.2.2$Linux_X86_64 LibreOffice_project/50$Build-2</meta:generator>
    <meta:document-statistic meta:table-count="0" meta:image-count="0" meta:object-count="0" meta:page-count="11" meta:paragraph-count="186" meta:word-count="2941" meta:character-count="22626" meta:non-whitespace-character-count="19736"/>
    <meta:user-defined meta:name="AppVersion">15.0000</meta:user-defined>
  </office:meta>
</office:document-meta>
</file>